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bc3b" officeooo:paragraph-rsid="001fbc3b"/>
    </style:style>
    <style:style style:name="P2" style:family="paragraph" style:parent-style-name="Standard">
      <style:text-properties officeooo:rsid="002227c9" officeooo:paragraph-rsid="002227c9"/>
    </style:style>
    <style:style style:name="P3" style:family="paragraph" style:parent-style-name="Standard">
      <style:text-properties officeooo:rsid="002227c9" officeooo:paragraph-rsid="0022dfcf"/>
    </style:style>
    <style:style style:name="P4" style:family="paragraph" style:parent-style-name="Standard">
      <style:text-properties officeooo:rsid="002227c9" officeooo:paragraph-rsid="00232e69"/>
    </style:style>
    <style:style style:name="P5" style:family="paragraph" style:parent-style-name="Standard">
      <style:text-properties officeooo:rsid="002227c9" officeooo:paragraph-rsid="002a76ab"/>
    </style:style>
    <style:style style:name="P6" style:family="paragraph" style:parent-style-name="Standard">
      <style:text-properties officeooo:rsid="0024e36b" officeooo:paragraph-rsid="0024e36b"/>
    </style:style>
    <style:style style:name="P7" style:family="paragraph" style:parent-style-name="Standard">
      <style:text-properties officeooo:rsid="001fbc3b" officeooo:paragraph-rsid="001fbc3b"/>
    </style:style>
    <style:style style:name="P8" style:family="paragraph" style:parent-style-name="Standard">
      <style:paragraph-properties fo:break-before="page"/>
      <style:text-properties officeooo:rsid="0024e36b" officeooo:paragraph-rsid="0024e36b"/>
    </style:style>
    <style:style style:name="T1" style:family="text">
      <style:text-properties officeooo:rsid="001fbc3b"/>
    </style:style>
    <style:style style:name="T2" style:family="text">
      <style:text-properties officeooo:rsid="0022dfcf"/>
    </style:style>
    <style:style style:name="T3" style:family="text">
      <style:text-properties officeooo:rsid="00232e69"/>
    </style:style>
    <style:style style:name="T4" style:family="text">
      <style:text-properties officeooo:rsid="00280a3f"/>
    </style:style>
    <style:style style:name="T5" style:family="text">
      <style:text-properties officeooo:rsid="00285273"/>
    </style:style>
    <style:style style:name="T6" style:family="text">
      <style:text-properties officeooo:rsid="002a76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da activate nnUnet</text:p>
      <text:p text:style-name="Standard"/>
      <text:p text:style-name="P1">cd ~</text:p>
      <text:p text:style-name="P1">nano .bashrc</text:p>
      <text:p text:style-name="P1"/>
      <text:p text:style-name="P1">na konec bash vlozit</text:p>
      <text:p text:style-name="P1">export nnUNet_raw_data_base="/data/rj21/nnNet/nnUNet_raw_data_base"</text:p>
      <text:p text:style-name="P1">export nnUNet_preprocessed="/data/rj21/nnNet/nnUNet_preprocessed"</text:p>
      <text:p text:style-name="P1">export RESULTS_FOLDER="/data/rj21/nnNet/nnUNet_trained_models"</text:p>
      <text:p text:style-name="P1"/>
      <text:p text:style-name="P1">nnUNet_plan_and_preprocess -t XXX –verify_dataset_integrity</text:p>
      <text:p text:style-name="P1"/>
      <text:p text:style-name="P1">nnUNet_train 2d nnUNetTrainer<text:span text:style-name="T6">V2 </text:span>XXX num_cross_valid (0-4)</text:p>
      <text:p text:style-name="P1">nnUNet_train 2d nnUNetTrainer<text:span text:style-name="T6">V2</text:span> 737 0</text:p>
      <text:p text:style-name="P1"/>
      <text:p text:style-name="P5">nnUNet_train 2d nnUNetTrainerV2 739 <text:span text:style-name="T5">4</text:span> -p /data/rj21/nnNet/nnUNet_preprocessed/Task739_MyoSeg_All/nnUNetPlansv2.1 -pretrained_weights /data/rj21/nnNet/nnUNet_trained_models/nnUNet/2d/Task002_Heart/nnUNetTrainerV2__nnUNetPlansv2.1/fold_<text:span text:style-name="T5">4</text:span>/model_final_checkpoint.model</text:p>
      <text:p text:style-name="P5"/>
      <text:p text:style-name="P5">nnUNet_train 2d nnUNetTrainerV2 7<text:span text:style-name="T6">40</text:span> <text:span text:style-name="T6">all</text:span> </text:p>
      <text:p text:style-name="P1"/>
      <text:p text:style-name="P1"/>
      <text:p text:style-name="P2">nnUNet_predict -i path_raw_data -o outputFolder -t XXX -tr Trainer -m 2d</text:p>
      <text:p text:style-name="P2"/>
      <text:p text:style-name="P2">nnUNet_predict -i /data/rj21/nnNet/nnUNet_raw_data_base/nnUNet_raw_data/Task737_Clin_MyoSeg/imagesTs -o /data/rj21/nnNet/nnUNet_raw_data_base/nnUNet_raw_data/Task737_Clin_MyoSeg/Pred_Ts -t 737 -tr <text:s/><text:span text:style-name="T1">nnUNetTrainerRoman -</text:span>m 2d</text:p>
      <text:p text:style-name="P2"/>
      <text:p text:style-name="P3">nnUNet_predict -i /data/rj21/nnNet/nnUNet_raw_data_base/nnUNet_raw_data/Task737_Clin_MyoSeg/imagesT<text:span text:style-name="T2">r</text:span> -o /data/rj21/nnNet/nnUNet_raw_data_base/nnUNet_raw_data/Task737_Clin_MyoSeg/Pred_T<text:span text:style-name="T2">r</text:span> -t 737 -tr <text:s/><text:span text:style-name="T1">nnUNetTrainerRoman -</text:span>m 2d</text:p>
      <text:p text:style-name="P3"/>
      <text:p text:style-name="P4">nnUNet_predict -i /data/rj21/nnNet/nnUNet_raw_data_base/nnUNet_raw_data/Task737_Clin_MyoSeg/Images_valid -o /data/rj21/nnNet/nnUNet_raw_data_base/nnUNet_raw_data/Task737_Clin_MyoSeg/Pred_<text:span text:style-name="T3">Valid </text:span>-t 737 -tr <text:s/><text:span text:style-name="T1">nnUNetTrainerRoman -</text:span>m 2d</text:p>
      <text:p text:style-name="P4"/>
      <text:p text:style-name="P4"/>
      <text:p text:style-name="P4"/>
      <text:p text:style-name="P8">Pretraining:</text:p>
      <text:p text:style-name="P6"/>
      <text:p text:style-name="P4"/>
      <text:p text:style-name="P4">after some investigation here is how to load a pretrained model with its custom weights for re-training:</text:p>
      <text:p text:style-name="P4"/>
      <text:p text:style-name="P4">Train your model on dataset A</text:p>
      <text:p text:style-name="P4">Look at nnUNet_train -h to get all the possible arguments nnUNet_train allows you to add</text:p>
      <text:p text:style-name="P4">-p in nnUNet_train allows you to add a custom plan which must match that generated during the pre-processing of the new dataset: dataset B</text:p>
      <text:p text:style-name="P4">If those plans of datasets A and B do not match, copy the plans in the preprocessed folder of dataset A in that of dataset B (you can find those plans in nnUNet_preprocessed/TaskXXX/nnUNetPlansv2.1_plans_XD.pkl)</text:p>
      <text:p text:style-name="P4">-pretrained_weights allows you to load the pre-trained weights of the model trained on dataset A (you can find the pretrained weights in nnUNet_trained_models/nnUNet/CONFIG/TaskXXXX/nnUNetTrainerV2__nnUNetPlansv2.1/fold_X/model_final_checkpoint.model)</text:p>
      <text:p text:style-name="P4">Therefore, your command line should look like something like this:</text:p>
      <text:p text:style-name="P4"/>
      <text:p text:style-name="P4">nnUNet_train CONFIGURATION TRAINER_CLASS_NAME TASK_NAME_OR_ID FOLD -p /path/to/plans/ -pretrained_weights /path/to/model_checkpoint.model</text:p>
      <text:p text:style-name="P4"/>
      <text:p text:style-name="P4">Lastly, make sure that your plans file ends with _plans_XD.pkl, and that you omit this last part in your nnUNet_train command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22:36:51.614543858</meta:creation-date>
    <meta:generator>LibreOffice/6.0.7.3$Linux_X86_64 LibreOffice_project/00m0$Build-3</meta:generator>
    <dc:date>2022-09-27T08:05:01.077607514</dc:date>
    <meta:editing-duration>PT21H54M38S</meta:editing-duration>
    <meta:editing-cycles>5</meta:editing-cycles>
    <meta:document-statistic meta:table-count="0" meta:image-count="0" meta:object-count="0" meta:page-count="2" meta:paragraph-count="26" meta:word-count="250" meta:character-count="2619" meta:non-whitespace-character-count="2391"/>
  </office:meta>
</office:document-meta>
</file>